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0.15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9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2.148cm"/>
    </style:style>
    <style:style style:name="pr5" style:family="presentation" style:parent-style-name="Default-title">
      <style:graphic-properties fo:min-height="1.5cm"/>
    </style:style>
    <style:style style:name="pr6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4" style:family="paragraph">
      <style:text-properties style:font-name="Menlo-Regular1" fo:font-size="25pt" style:font-size-asian="25pt" style:font-size-complex="25pt"/>
    </style:style>
    <style:style style:name="P15" style:family="paragraph">
      <style:text-properties fo:font-size="44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41cc45" style:font-name="Menlo-Regular1" fo:font-size="24pt" style:font-name-asian="Menlo-Regular1" style:font-size-asian="24pt" style:font-name-complex="Menlo-Regular1" style:font-size-complex="24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e47c48" style:font-name="Menlo-Regular1" fo:font-size="24pt" style:font-name-asian="Menlo-Regular1" style:font-size-asian="24pt" style:font-name-complex="Menlo-Regular1" style:font-size-complex="24pt"/>
    </style:style>
    <style:style style:name="T15" style:family="text">
      <style:text-properties fo:color="#ffffff" style:font-name="Menlo-Regular1" fo:font-size="24pt" style:font-name-asian="Menlo-Regular1" style:font-size-asian="24pt" style:font-name-complex="Menlo-Regular1" style:font-size-complex="24pt"/>
    </style:style>
    <style:style style:name="T1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.5cm" svg:height="20.5cm" svg:x="3.56cm" svg:y="0.26cm">
          <draw:image xlink:href="../images/link-to-speakerdeck-v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5.45cm" svg:height="21cm" svg:x="1.3cm" svg:y="0cm">
          <draw:image xlink:href="../images/CocoaPods/Screen%20Shot%202014-03-02%20at%2017.10.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cm" svg:height="16.12cm" svg:x="0cm" svg:y="2.63cm">
          <draw:image xlink:href="../images/CocoaPods/Tren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8.01cm" svg:height="21cm" svg:x="-0.03cm" svg:y="-0.028cm">
          <draw:image xlink:href="../images/CocoaPods/mem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1cm" svg:height="21cm" svg:x="3.57cm" svg:y="0.015cm">
          <draw:image xlink:href="../images/CocoaPods/mem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27.999cm" svg:height="11.842cm" svg:x="0.014cm" svg:y="4.52cm">
          <draw:image xlink:href="../images/diagrams-vector/1-CocoapodsInstall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7.999cm" svg:height="17.032cm" svg:x="0.014cm" svg:y="2.025cm">
          <draw:image xlink:href="../images/diagrams-vector/2-Pods-WithBug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20cm" svg:height="20.37cm" svg:x="4cm" svg:y="0.3cm">
          <draw:image xlink:href="../images/diagrams-vector/3-CocoaPods-Workflow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27.999cm" svg:height="15.393cm" svg:x="0.014cm" svg:y="2.895cm">
          <draw:image xlink:href="../images/diagrams-vector/4-ProjectStructure-AsI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27.999cm" svg:height="20.26cm" svg:x="0.014cm" svg:y="0.76cm">
          <draw:image xlink:href="../images/diagrams-vector/5-ProjectSrructure-To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25.246cm" svg:height="20.999cm" svg:x="1.291cm" svg:y="-0.059cm">
          <draw:image xlink:href="../images/diagrams-vector/6-ToBe-With-Commen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20.183cm" svg:height="20.999cm" svg:x="4.022cm" svg:y="-0.059cm">
          <draw:image xlink:href="../images/diagrams-vector/3-CocoaPods-Workflow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7.999cm" svg:height="15.296cm" svg:x="0.001cm" svg:y="2.7cm">
          <draw:image xlink:href="../images/diagrams-vector/7-No-Pod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3" draw:layer="layout" svg:width="24.717cm" svg:height="2.14cm" svg:x="0.838cm" svg:y="6.52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8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8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.h&gt;</text:span></text:p>
          </draw:text-box>
        </draw:frame>
        <draw:custom-shape draw:style-name="gr9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10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1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2" draw:text-style-name="P14" draw:layer="layout" svg:width="26.811cm" svg:height="20.4cm" svg:x="0.189cm" svg:y="0.431cm">
          <draw:text-box>
            <text:p><text:span text:style-name="T8">&lt;plist version="1.0"&gt;</text:span></text:p>
            <text:p><text:span text:style-name="T8">&lt;dict&gt;</text:span></text:p>
            <text:p><text:span text:style-name="T8"><text:tab/></text:span><text:span text:style-name="T8">&lt;key&gt;CFBundleDevelopmentRegion&lt;/key&gt;</text:span></text:p>
            <text:p><text:span text:style-name="T8"><text:tab/></text:span><text:span text:style-name="T8">&lt;string&gt;English&lt;/string&gt;</text:span></text:p>
            <text:p text:style-name="P11"><text:span text:style-name="T8"><text:tab/></text:span><text:span text:style-name="T8">&lt;key&gt;</text:span><text:span text:style-name="T9">CFBundleIdentifier</text:span><text:span text:style-name="T8">&lt;/key&gt;</text:span></text:p>
            <text:p text:style-name="P11"><text:span text:style-name="T8"><text:tab/></text:span><text:span text:style-name="T8">&lt;string&gt;</text:span><text:span text:style-name="T9">org.ocmock</text:span><text:span text:style-name="T8">&lt;/string&gt;</text:span></text:p>
            <text:p><text:span text:style-name="T8"><text:tab/></text:span><text:span text:style-name="T8">&lt;key&gt;CFBundleInfoDictionaryVersion&lt;/key&gt;</text:span></text:p>
            <text:p><text:span text:style-name="T8"><text:tab/></text:span><text:span text:style-name="T8">&lt;string&gt;6.0&lt;/string&gt;</text:span></text:p>
            <text:p text:style-name="P11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1"><text:span text:style-name="T8"><text:tab/></text:span><text:span text:style-name="T8">&lt;string&gt;</text:span><text:span text:style-name="T10">FMWK</text:span><text:span text:style-name="T8">&lt;/string&gt;</text:span></text:p>
            <text:p><text:span text:style-name="T8"><text:tab/></text:span><text:span text:style-name="T8">&lt;key&gt;CFBundleSignature&lt;/key&gt;</text:span></text:p>
            <text:p><text:span text:style-name="T8"><text:tab/></text:span><text:span text:style-name="T8">&lt;string&gt;????&lt;/string&gt;</text:span></text:p>
            <text:p text:style-name="P11"><text:span text:style-name="T8"><text:tab/></text:span><text:span text:style-name="T8">&lt;key&gt;</text:span><text:span text:style-name="T9">CFBundleVersion</text:span><text:span text:style-name="T8">&lt;/key&gt;</text:span></text:p>
            <text:p text:style-name="P11"><text:span text:style-name="T8"><text:tab/></text:span><text:span text:style-name="T8">&lt;string&gt;</text:span><text:span text:style-name="T9">2.2.3</text:span><text:span text:style-name="T8">&lt;/string&gt;</text:span></text:p>
            <text:p><text:span text:style-name="T8">&lt;/dict&gt;</text:span></text:p>
            <text:p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10cm" svg:height="10cm" svg:x="15.2cm" svg:y="5.8cm">
          <draw:image xlink:href="../images/icons/swift-hero.png" xlink:type="simple" xlink:show="embed" xlink:actuate="onLoad">
            <text:p/>
          </draw:image>
        </draw:frame>
        <draw:frame draw:style-name="gr2" draw:text-style-name="P4" draw:layer="layout" svg:width="10cm" svg:height="10cm" svg:x="1.5cm" svg:y="6cm">
          <draw:image xlink:href="../images/icons/swift-source_Ic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4.293cm" svg:x="2.791cm" svg:y="7.871cm">
          <draw:text-box>
            <text:p><text:span text:style-name="T1">Sharing Swift Code is Painful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><text:span text:style-name="T1">Wrapper Obj-C Classes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><text:span text:style-name="T1">swift -emit-module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6cm" svg:y="11.252cm">
          <draw:text-box>
            <text:p><text:span text:style-name="T1">swift -emit-libr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9cm" svg:height="4.293cm" svg:x="1.008cm" svg:y="7.9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" draw:layer="layout" svg:width="25.199cm" svg:height="4.293cm" svg:x="1.008cm" svg:y="8.425cm" presentation:class="title" presentation:user-transformed="true">
          <draw:text-box>
            <text:p><text:span text:style-name="T1">CocoaPods set Rules for Library Vendor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3.506cm" svg:x="1.008cm" svg:y="8.818cm" presentation:class="title" presentation:user-transformed="true">
          <draw:text-box>
            <text:p><text:span text:style-name="T1">More Binary Pod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draw:frame presentation:style-name="pr5" draw:text-style-name="P3" draw:layer="layout" svg:width="6.4cm" svg:height="1.5cm" svg:x="20.6cm" svg:y="18.5cm" presentation:class="title" presentation:user-transformed="true">
          <draw:text-box>
            <text:p><text:span text:style-name="T2">In My Opin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0cm" svg:y1="0cm" svg:x2="28cm" svg:y2="21cm">
          <text:p/>
        </draw:line>
        <draw:line draw:style-name="gr13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2" draw:text-style-name="P4" draw:layer="layout" svg:width="4.513cm" svg:height="4.513cm" svg:x="4.801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5.001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6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6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4.51cm" svg:height="4.51cm" svg:x="18.8cm" svg:y="7.96cm">
          <draw:image xlink:href="../images/icons/TestBundl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draw:frame presentation:style-name="pr1" draw:text-style-name="P3" draw:layer="layout" svg:width="12.199cm" svg:height="3.506cm" svg:x="15.401cm" svg:y="17.094cm" presentation:class="title" presentation:user-transformed="true">
          <draw:text-box>
            <text:p><text:span text:style-name="T2">Reduce Comping Duration</text:span></text:p>
          </draw:text-box>
        </draw:frame>
        <draw:frame draw:style-name="gr2" draw:text-style-name="P4" draw:layer="layout" svg:width="4.51cm" svg:height="4.51cm" svg:x="18cm" svg:y="0.6cm">
          <draw:image xlink:href="../images/icons/TimeProfiler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4" draw:text-style-name="P16" draw:layer="layout" svg:width="27cm" svg:height="22.039cm" svg:x="0.4cm" svg:y="0.183cm">
          <draw:text-box>
            <text:p text:style-name="P11"><text:span text:style-name="T11">#ifdef __OBJC__</text:span></text:p>
            <text:p text:style-name="P11"><text:span text:style-name="T11"><text:s text:c="4"/></text:span><text:span text:style-name="T11">#ifdef __cplusplus</text:span></text:p>
            <text:p text:style-name="P11"><text:span text:style-name="T12"><text:s text:c="8"/></text:span><text:span text:style-name="T12">// Objective-C++ headers go here</text:span></text:p>
            <text:p text:style-name="P11"><text:span text:style-name="T11"><text:s text:c="8"/></text:span><text:span text:style-name="T11">#import </text:span><text:span text:style-name="T13">"MyObjectiveCppClass.h"</text:span></text:p>
            <text:p text:style-name="P11"><text:span text:style-name="T11"><text:s text:c="4"/></text:span><text:span text:style-name="T11">#endif</text:span></text:p>
            <text:p text:style-name="P11"><text:span text:style-name="T11"/></text:p>
            <text:p text:style-name="P11"><text:span text:style-name="T14"><text:s text:c="4"/></text:span><text:span text:style-name="T12">// Objective-C headers go here</text:span></text:p>
            <text:p text:style-name="P11"><text:span text:style-name="T11"><text:s text:c="4"/></text:span><text:span text:style-name="T11">#import </text:span><text:span text:style-name="T13">&lt;Foundation/Foundation.h&gt;</text:span></text:p>
            <text:p text:style-name="P11"><text:span text:style-name="T11">#endif</text:span></text:p>
            <text:p text:style-name="P11"><text:span text:style-name="T11"/></text:p>
            <text:p text:style-name="P11"><text:span text:style-name="T11">#ifdef __cplusplus</text:span></text:p>
            <text:p text:style-name="P11"><text:span text:style-name="T15"><text:s text:c="4"/></text:span><text:span text:style-name="T12">// Pure C++ headers go here</text:span></text:p>
            <text:p text:style-name="P11"><text:span text:style-name="T11"><text:s text:c="4"/></text:span><text:span text:style-name="T11">#include </text:span><text:span text:style-name="T13">&lt;vector&gt;</text:span></text:p>
            <text:p text:style-name="P11"><text:span text:style-name="T11">#endif</text:span></text:p>
            <text:p text:style-name="P11"><text:span text:style-name="T16"/></text:p>
            <text:p text:style-name="P11"><text:span text:style-name="T12">// Pure C headers go here</text:span></text:p>
            <text:p text:style-name="P11"><text:span text:style-name="T11">#include </text:span><text:span text:style-name="T13">&lt;math.h&gt;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3.506cm" svg:x="1.01cm" svg:y="7.617cm" presentation:class="title" presentation:user-transformed="true">
          <draw:text-box>
            <text:p><text:span text:style-name="T1">Order by Depende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ibrary Vendor's Check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2" draw:text-style-name="P4" draw:layer="layout" svg:width="4.51cm" svg:height="4.51cm" svg:x="22.49cm" svg:y="0.4cm">
          <draw:image xlink:href="../images/icons/TestBundle.png" xlink:type="simple" xlink:show="embed" xlink:actuate="onLoad">
            <text:p/>
          </draw:image>
        </draw:frame>
        <draw:frame presentation:style-name="pr4" draw:layer="layout" svg:width="21.288cm" svg:height="2.148cm" svg:x="3.146cm" svg:y="9.592cm">
          <draw:text-box>
            <text:p><text:span text:style-name="T1">Do Write Unit Tests</text:span></text:p>
          </draw:text-box>
        </draw:frame>
        <draw:frame presentation:style-name="pr4" draw:text-style-name="P3" draw:layer="layout" svg:width="13.6cm" svg:height="2.347cm" svg:x="13.8cm" svg:y="17.701cm">
          <draw:text-box>
            <text:p text:style-name="P1"><text:span text:style-name="T2">With best possible coverage you can affor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4" draw:layer="layout" svg:width="21.288cm" svg:height="2.148cm" svg:x="2.446cm" svg:y="9.992cm">
          <draw:text-box>
            <text:p><text:span text:style-name="T1">Deliver Binary Pods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4" draw:layer="layout" svg:width="21.288cm" svg:height="4.293cm" svg:x="2.446cm" svg:y="8.92cm">
          <draw:text-box>
            <text:p><text:span text:style-name="T1">Source Based Pods</text:span></text:p>
            <text:p><text:span text:style-name="T1">as a “Plan B”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6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6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6-24T01:20:28.766830000</dc:date>
    <meta:editing-duration>PT17H26M21S</meta:editing-duration>
    <meta:editing-cycles>254</meta:editing-cycles>
    <meta:generator>LibreOffice/4.1.1.2$MacOSX_x86 LibreOffice_project/7e4286b58adc75a14f6d83f53a03b6c11fa2903</meta:generator>
    <meta:document-statistic meta:object-count="341"/>
  </office:meta>
</office:document-meta>
</file>